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ucien Astoshan’s first memories where of the human village, around the age of 6. He would learn that this was a common practice of the tribe’s shaman to all who enter as slaves. It tends to prevent riots or revolts if the slaves did not know from whence, they came, or who they were. Made the slaves easier to handle. They would keep their names, though. As if to mock them. He never cared. You learn early not to care, when you are a slave. </text:p>
      <text:p text:style-name="Text_20_body">The life of a slave was a hard one. Being different didn’t help. The only tiefling in the human village, Lucien was an obvious outsider. One that seemed to attract unkind attention. As slaves where considered property and not people, it was common practice to treat them worse than livestock. This is how Lucien got his virtue name: Carrion. </text:p>
      <text:p text:style-name="Text_20_body">Astoshan was often taunted, teased and bullied by the tribal children and youth. The Chieftan, to whom the slave belonged, would himself take out his rage on the child, on occasion. Yet there was one who never participated in the unkind acts. He would merely nod and go on his way. </text:p>
      <text:p text:style-name="Text_20_body">Six months later the same boy was also branded as a slave and property of the Chieftan. They each treated the other with respect, and the boy, one year younger than Lucien, became the closest thing the tiefling ever had to a friend. </text:p>
      <text:p text:style-name="Text_20_body">One day a stranger came to the village. It was three years after the child had himself entered the village. The man was well dressed and rode in a large carriage. He went to speak to the Chieftan. Many tribal children gathered to gawk at the mighty horses. The coachman shewed the children away calling them filthy vermin. The man eventually stepped out of the Chieftan's longhouse. The Chieftan was smiling and hefting a large sack that jingled like it was full of coins. </text:p>
      <text:p text:style-name="Text_20_body">The stranger took Lucien away from the village and to a tall tower far away. It was explained to Lucien that he was now the property of Ulrich von Liechtenstein. </text:p>
      <text:p text:style-name="Text_20_body">Ulrich was a cruel man. One that Lucien would come to learn was a vampire and necromancer. Also, a dabbler in alchemy. </text:p>
      <text:p text:style-name="Text_20_body">Lucien’s blood and horns were at times used as regents by the master of the tower. What was unknown to the boy, but somehow discovered by Ulrich, is that the boy had both infernal and abyssal heritage. A unique combination, one utilized by the alchemist wizard. </text:p>
      <text:p text:style-name="Text_20_body">Occasionally a beautiful woman or handsome man would be brought to the tower. They would then be brought into the bed chamber. The master of the tower didn’t sleep there, he slept in a coffin elsewhere. The bed chamber is where he dined. Lucien was the one who had to clean up after. </text:p>
      <text:p text:style-name="Text_20_body">Astoshan was the only living slave in the tower. The rest being undead. He was informed early on that if he stepped out of line or annoyed the master of the tower or tried to run, that the undead would feast on the boy’s organs. </text:p>
      <text:p text:style-name="Text_20_body">Lucien did much of the dirty work for Ulrich. He would be picked up by the man in the carriage at times and taken around to towns where he had to dig up bodies to be used by the master of the tower. He also helped in alchemy experiments. </text:p>
      <text:p text:style-name="Text_20_body">Ulrich had grown bored of magical undead and wanted to make one through alchemy. He had gained manuscripts of a mad gnome. Ones that claimed to be able to recreate life through science. </text:p>
      <text:p text:style-name="Text_20_body"><text:soft-page-break/>Lucien collected body parts to make a whole body. Ulrich mixed various portions to bring life from death but failed time and time again. One night the master of the tower had an idea to use energy found in lightning. It just fried the body. Ulrich shrieked in frustration. Lucien hid. He remained hidden for the whole night as the master of the tower raged. </text:p>
      <text:p text:style-name="Text_20_body">The youth was now 13. </text:p>
      <text:p text:style-name="Text_20_body">The lightning gave Ulrich another idea. He locked himself in his laboratory for months. The welcome reprieve was nice for the young tiefling who had taken to exploring the tower. </text:p>
      <text:p text:style-name="Text_20_body">The library was of most interest as the undead left this area alone. The next 9 months that the master of the tower was at his research, the youth spent reading and learning all he could. </text:p>
      <text:p text:style-name="Text_20_body">Food was still dropped off weekly by the man who once delivered him to this strange magical tower. </text:p>
      <text:p text:style-name="Text_20_body">Eventually Urich remerged from his self-imposed seclusion. He was smiling. It was never good when he smiled. Yet he ignored the boy. He seemed a man possessed. He was babbling to himself about time and being able to harness it. </text:p>
      <text:p text:style-name="Text_20_body">The next 3 months he spent preparing for the ritual. He had cleared out one of the many rooms and drew intricate sigils all over the ground. In the center was a large multicolored gem. </text:p>
      <text:p text:style-name="Text_20_body">Items of arcane nature were placed in precise positions around the circle. Then Ulrich began chanting. It droned on for days. That is when the intruder appeared. </text:p>
      <text:p text:style-name="Text_20_body">An elderly elf assaulted the tower with a hailstorm of spells, blasting undead and thwarting magical traps of all sorts. He was a flurry of casting, and Lucien stood staring. </text:p>
      <text:p text:style-name="Text_20_body">Dumbfounded. The mage stopped abruptly when he saw the youth, asking whom he was. </text:p>
      <text:p text:style-name="Text_20_body">The tiefling turned and ran to the library, when the elf was assaulted by a group of bodaks. </text:p>
      <text:p text:style-name="Text_20_body">Seeing this as his opportunity to flee, Astoshan entered the library and grabbed a few of the magical items on display: a bag of holding, and a blank spell book of enduring. He opened the bag of holding and began tossing books inside. Soon his alchemist gear and food were also added. </text:p>
      <text:p text:style-name="Text_20_body">Atop the mage’s tower, a storm brewed. It was magical in nature and multicolored. Ulrich was to focus this power into the gem he had prepared when the elven wizard bust in and cast a fire ball at the vampire, breaking his concentration. </text:p>
      <text:p text:style-name="Text_20_body">The necromancer lost control of the magical storm and the spell controlling it and the energy hit a caravan that had stopped for the night at the base of the tower. </text:p>
      <text:p text:style-name="Text_20_body">Lucien ran from the fracas. </text:p>
      <text:p text:style-name="Text_20_body">The youth continued to run for many days. Merely sleeping where he would fall exhausted. When he would regain consciousness, he would again run until his legs gave out. Then walk, stumble, crawl, and sleep again and again. Avoiding anything that looked like civilization. </text:p>
      <text:p text:style-name="Text_20_body">He had grabbed food which was stored in the bag of holding. </text:p>
      <text:p text:style-name="Text_20_body">North of the human lands and south of Tabaxi is a vast sweep of forest. </text:p>
      <text:p text:style-name="Text_20_body"><text:soft-page-break/>In it the youth found a deep cave where he finally stopped fleeing. Eight years he spent in this cave. The tiefling had procured a book of edible flora and another on herbalism. With these he foraged for food. Occasionally he would hunt using the spells from the spell book he had also stolen. </text:p>
      <text:p text:style-name="Text_20_body">The magic came naturally to him. Especially the necrotic arts. </text:p>
      <text:p text:style-name="Text_20_body">He seemed a contradiction. A love for the peace, beauty, and solitude found in nature, yet an affinity for corruption of life. </text:p>
      <text:p text:style-name="Text_20_body">It did not take long to create a home in the cave. His magic made creating afire a simple matter. Animal hides made up his bed. A clear stream ran through the woods not too far providing a space for hydration and refreshment. Fallen trees made up a wall and door of sorts at the entrance. Predators that strayed too close, soon became food, clothing, and bedding. </text:p>
      <text:p text:style-name="Text_20_body">Luckily no monsters came his way, and thus were not a problem. </text:p>
      <text:p text:style-name="Text_20_body">He summoned a fey spirit as a familiar that was his company. </text:p>
      <text:p text:style-name="Text_20_body">And then there where the large number of books. Most of the day was spent reading and learning. </text:p>
      <text:p text:style-name="Text_20_body">Eventually, after having read and re-read every book several times, the mage thought it time to travel and explore. </text:p>
      <text:p text:style-name="Text_20_body">He came across a tabaxi village and sold most of his books for goods and equipment. </text:p>
      <text:p text:style-name="Text_20_body">Eventually he came across a strange cave in the shape of a humanoid skull. </text:p>
      <text:p text:style-name="Text_20_body">Inside he heard battle. A large and mighty warrior was fighting back undead. Many wounds covered the human, but he raged on. </text:p>
      <text:p text:style-name="Text_20_body">Not sure why he did it, the tiefling joined the battle from afar slinging spells of destruction upon the undead. When the battle was over, the barbarian lay unconscious, and dying. </text:p>
      <text:p text:style-name="Text_20_body">Lucien tilt back the heard of the human and poured in one of the many healing drafts he had created.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8T14:06:18.767000000</meta:creation-date>
    <dc:date>2020-09-28T14:06:56.867000000</dc:date>
    <meta:editing-duration>PT38S</meta:editing-duration>
    <meta:editing-cycles>1</meta:editing-cycles>
    <meta:document-statistic meta:table-count="0" meta:image-count="0" meta:object-count="0" meta:page-count="3" meta:paragraph-count="43" meta:word-count="1437" meta:character-count="7893" meta:non-whitespace-character-count="6456"/>
    <meta:generator>LibreOffice/6.4.4.2$Windows_X86_64 LibreOffice_project/3d775be2011f3886db32dfd395a6a6d1ca2630ff</meta:generator>
  </office:meta>
</office:document-meta>
</file>